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officeooo:paragraph-rsid="0004832e" style:font-style-asian="italic" style:font-style-complex="italic"/>
    </style:style>
    <style:style style:name="P2" style:family="paragraph" style:parent-style-name="Text_20_body">
      <style:text-properties fo:font-size="11pt" fo:font-style="italic" officeooo:paragraph-rsid="00022aa2" style:font-size-asian="9.60000038146973pt" style:font-style-asian="italic" style:font-size-complex="11pt" style:font-style-complex="italic"/>
    </style:style>
    <style:style style:name="P3" style:family="paragraph" style:parent-style-name="Text_20_body">
      <style:text-properties fo:font-size="11pt" fo:font-style="italic" officeooo:paragraph-rsid="00196cc9" style:font-size-asian="9.60000038146973pt" style:font-style-asian="italic" style:font-size-complex="11pt" style:font-style-complex="italic"/>
    </style:style>
    <style:style style:name="P4" style:family="paragraph" style:parent-style-name="Text_20_body">
      <style:text-properties fo:font-style="normal" officeooo:paragraph-rsid="0007710a" style:font-style-asian="normal" style:font-style-complex="normal"/>
    </style:style>
    <style:style style:name="P5" style:family="paragraph" style:parent-style-name="Text_20_body">
      <style:text-properties officeooo:paragraph-rsid="00078454"/>
    </style:style>
    <style:style style:name="P6" style:family="paragraph" style:parent-style-name="Text_20_body">
      <style:text-properties officeooo:paragraph-rsid="00096aed"/>
    </style:style>
    <style:style style:name="P7" style:family="paragraph" style:parent-style-name="Text_20_body">
      <style:text-properties officeooo:paragraph-rsid="000b03e7"/>
    </style:style>
    <style:style style:name="P8" style:family="paragraph" style:parent-style-name="Text_20_body">
      <style:text-properties officeooo:paragraph-rsid="000b6c46"/>
    </style:style>
    <style:style style:name="P9" style:family="paragraph" style:parent-style-name="Text_20_body">
      <style:text-properties officeooo:paragraph-rsid="000d26c5"/>
    </style:style>
    <style:style style:name="P10" style:family="paragraph" style:parent-style-name="Text_20_body">
      <style:text-properties fo:font-weight="bold" officeooo:paragraph-rsid="000d26c5" style:font-weight-asian="bold" style:font-weight-complex="bold"/>
    </style:style>
    <style:style style:name="P11" style:family="paragraph" style:parent-style-name="Text_20_body">
      <style:text-properties fo:font-weight="bold" officeooo:paragraph-rsid="00183a73" style:font-weight-asian="bold" style:font-weight-complex="bold"/>
    </style:style>
    <style:style style:name="P12" style:family="paragraph" style:parent-style-name="Text_20_body">
      <style:text-properties fo:font-weight="bold" officeooo:paragraph-rsid="0011940e" style:font-weight-asian="bold" style:font-weight-complex="bold"/>
    </style:style>
    <style:style style:name="P13" style:family="paragraph" style:parent-style-name="Text_20_body">
      <style:text-properties fo:font-weight="bold" officeooo:paragraph-rsid="0012eba7" style:font-weight-asian="bold" style:font-weight-complex="bold"/>
    </style:style>
    <style:style style:name="P14" style:family="paragraph" style:parent-style-name="Text_20_body">
      <style:text-properties fo:font-weight="bold" officeooo:paragraph-rsid="00168512" style:font-weight-asian="bold" style:font-weight-complex="bold"/>
    </style:style>
    <style:style style:name="P15" style:family="paragraph" style:parent-style-name="Text_20_body">
      <style:text-properties fo:font-weight="bold" officeooo:paragraph-rsid="0016c528" style:font-weight-asian="bold" style:font-weight-complex="bold"/>
    </style:style>
    <style:style style:name="P16" style:family="paragraph" style:parent-style-name="Text_20_body">
      <style:text-properties fo:font-weight="bold" officeooo:paragraph-rsid="00170997" style:font-weight-asian="bold" style:font-weight-complex="bold"/>
    </style:style>
    <style:style style:name="P17" style:family="paragraph" style:parent-style-name="Text_20_body">
      <style:text-properties fo:font-weight="bold" officeooo:paragraph-rsid="002116e9" style:font-weight-asian="bold" style:font-weight-complex="bold"/>
    </style:style>
    <style:style style:name="P18" style:family="paragraph" style:parent-style-name="Heading_20_1">
      <style:text-properties officeooo:rsid="00022aa2"/>
    </style:style>
    <style:style style:name="P19" style:family="paragraph" style:parent-style-name="Heading_20_3">
      <style:text-properties officeooo:paragraph-rsid="0003d91c"/>
    </style:style>
    <style:style style:name="P20" style:family="paragraph" style:parent-style-name="Heading_20_3">
      <style:text-properties officeooo:rsid="00031e7b" officeooo:paragraph-rsid="00031e7b"/>
    </style:style>
    <style:style style:name="P21" style:family="paragraph" style:parent-style-name="Heading_20_3">
      <style:text-properties officeooo:rsid="0006188b" officeooo:paragraph-rsid="0006188b"/>
    </style:style>
    <style:style style:name="P22" style:family="paragraph" style:parent-style-name="Heading_20_3">
      <style:text-properties fo:font-style="normal" officeooo:rsid="00096aed" officeooo:paragraph-rsid="00096aed" style:font-style-asian="normal" style:font-style-complex="normal"/>
    </style:style>
    <style:style style:name="P23" style:family="paragraph" style:parent-style-name="Heading_20_3">
      <style:text-properties fo:font-style="normal" officeooo:rsid="000d26c5" officeooo:paragraph-rsid="000d26c5" style:font-style-asian="normal" style:font-style-complex="normal"/>
    </style:style>
    <style:style style:name="P24" style:family="paragraph" style:parent-style-name="Heading_20_3">
      <style:text-properties fo:font-style="normal" fo:font-weight="normal" officeooo:rsid="00183a73" officeooo:paragraph-rsid="00183a73" style:font-style-asian="normal" style:font-weight-asian="normal" style:font-style-complex="normal" style:font-weight-complex="normal"/>
    </style:style>
    <style:style style:name="P25" style:family="paragraph" style:parent-style-name="Heading_20_3">
      <style:text-properties fo:language="cs" fo:country="CZ" officeooo:rsid="0003d91c" officeooo:paragraph-rsid="00317f5b"/>
    </style:style>
    <style:style style:name="P26" style:family="paragraph" style:parent-style-name="Text_20_body">
      <style:text-properties fo:font-style="italic" officeooo:rsid="0003d91c" officeooo:paragraph-rsid="0003d91c" style:font-style-asian="italic" style:font-style-complex="italic"/>
    </style:style>
    <style:style style:name="P27" style:family="paragraph" style:parent-style-name="Text_20_body">
      <style:text-properties fo:font-style="italic" officeooo:rsid="00031e7b" officeooo:paragraph-rsid="00031e7b" style:font-style-asian="italic" style:font-style-complex="italic"/>
    </style:style>
    <style:style style:name="P28" style:family="paragraph" style:parent-style-name="Text_20_body" style:list-style-name="L3">
      <style:text-properties fo:font-style="italic" officeooo:paragraph-rsid="00031e7b" style:font-style-asian="italic" style:font-style-complex="italic"/>
    </style:style>
    <style:style style:name="P29" style:family="paragraph" style:parent-style-name="Text_20_body" style:list-style-name="L4">
      <style:text-properties fo:font-style="italic" officeooo:paragraph-rsid="0004832e" style:font-style-asian="italic" style:font-style-complex="italic"/>
    </style:style>
    <style:style style:name="P30" style:family="paragraph" style:parent-style-name="Text_20_body" style:list-style-name="L4">
      <style:text-properties fo:font-style="italic" officeooo:rsid="0006188b" officeooo:paragraph-rsid="0006188b" style:font-style-asian="italic" style:font-style-complex="italic"/>
    </style:style>
    <style:style style:name="P31" style:family="paragraph" style:parent-style-name="Text_20_body">
      <style:text-properties fo:font-style="italic" officeooo:rsid="0007710a" officeooo:paragraph-rsid="0007710a" style:font-style-asian="italic" style:font-style-complex="italic"/>
    </style:style>
    <style:style style:name="P32" style:family="paragraph" style:parent-style-name="Text_20_body">
      <style:text-properties fo:font-style="italic" fo:font-weight="normal" officeooo:rsid="0023e91f" officeooo:paragraph-rsid="0023e91f" style:font-style-asian="italic" style:font-weight-asian="normal" style:font-style-complex="italic" style:font-weight-complex="normal"/>
    </style:style>
    <style:style style:name="P33" style:family="paragraph" style:parent-style-name="Text_20_body" style:list-style-name="L1">
      <style:text-properties officeooo:paragraph-rsid="0003d91c"/>
    </style:style>
    <style:style style:name="P34" style:family="paragraph" style:parent-style-name="Text_20_body" style:list-style-name="L1">
      <style:text-properties officeooo:paragraph-rsid="001c84a2"/>
    </style:style>
    <style:style style:name="P35" style:family="paragraph" style:parent-style-name="Text_20_body" style:list-style-name="L1">
      <style:text-properties fo:font-style="normal" officeooo:paragraph-rsid="0003d91c" style:font-style-asian="normal" style:font-style-complex="normal"/>
    </style:style>
    <style:style style:name="P36" style:family="paragraph" style:parent-style-name="Text_20_body">
      <style:text-properties fo:font-style="normal" officeooo:rsid="00031e7b" officeooo:paragraph-rsid="00031e7b" style:font-style-asian="normal" style:font-style-complex="normal"/>
    </style:style>
    <style:style style:name="P37" style:family="paragraph" style:parent-style-name="Text_20_body" style:list-style-name="L4">
      <style:text-properties fo:font-style="normal" officeooo:rsid="0004832e" officeooo:paragraph-rsid="0004832e" style:font-style-asian="normal" style:font-style-complex="normal"/>
    </style:style>
    <style:style style:name="P38" style:family="paragraph" style:parent-style-name="Text_20_body" style:list-style-name="L5">
      <style:text-properties fo:font-style="normal" officeooo:paragraph-rsid="0006188b" style:font-style-asian="normal" style:font-style-complex="normal"/>
    </style:style>
    <style:style style:name="P39" style:family="paragraph" style:parent-style-name="Text_20_body" style:list-style-name="L5">
      <style:text-properties fo:font-style="normal" officeooo:paragraph-rsid="000ffc8a" style:font-style-asian="normal" style:font-style-complex="normal"/>
    </style:style>
    <style:style style:name="P40" style:family="paragraph" style:parent-style-name="Text_20_body" style:list-style-name="L5">
      <style:text-properties fo:font-style="normal" officeooo:rsid="0006188b" officeooo:paragraph-rsid="0006188b" style:font-style-asian="normal" style:font-style-complex="normal"/>
    </style:style>
    <style:style style:name="P41" style:family="paragraph" style:parent-style-name="Text_20_body">
      <style:text-properties fo:font-style="normal" officeooo:rsid="0007710a" officeooo:paragraph-rsid="0007710a" style:font-style-asian="normal" style:font-style-complex="normal"/>
    </style:style>
    <style:style style:name="P42" style:family="paragraph" style:parent-style-name="Text_20_body">
      <style:text-properties fo:font-style="normal" officeooo:rsid="00096aed" officeooo:paragraph-rsid="00096aed" style:font-style-asian="normal" style:font-style-complex="normal"/>
    </style:style>
    <style:style style:name="P43" style:family="paragraph" style:parent-style-name="Text_20_body">
      <style:text-properties fo:font-style="normal" officeooo:rsid="000b03e7" officeooo:paragraph-rsid="000b03e7" style:font-style-asian="normal" style:font-style-complex="normal"/>
    </style:style>
    <style:style style:name="P44" style:family="paragraph" style:parent-style-name="Text_20_body">
      <style:text-properties fo:font-style="normal" officeooo:rsid="000b6c46" officeooo:paragraph-rsid="000b6c46" style:font-style-asian="normal" style:font-style-complex="normal"/>
    </style:style>
    <style:style style:name="P45" style:family="paragraph" style:parent-style-name="Text_20_body" style:list-style-name="L6">
      <style:text-properties fo:font-style="normal" officeooo:rsid="000b6c46" officeooo:paragraph-rsid="000b6c46" style:font-style-asian="normal" style:font-style-complex="normal"/>
    </style:style>
    <style:style style:name="P46" style:family="paragraph" style:parent-style-name="Text_20_body" style:list-style-name="L7">
      <style:text-properties fo:font-style="normal" officeooo:rsid="000b6c46" officeooo:paragraph-rsid="000b6c46" style:font-style-asian="normal" style:font-style-complex="normal"/>
    </style:style>
    <style:style style:name="P47" style:family="paragraph" style:parent-style-name="Text_20_body">
      <style:text-properties fo:font-style="normal" officeooo:rsid="000d26c5" officeooo:paragraph-rsid="000d26c5" style:font-style-asian="normal" style:font-style-complex="normal"/>
    </style:style>
    <style:style style:name="P48" style:family="paragraph" style:parent-style-name="Text_20_body">
      <style:text-properties fo:font-style="normal" officeooo:rsid="00149e74" officeooo:paragraph-rsid="00149e74" style:font-style-asian="normal" style:font-style-complex="normal"/>
    </style:style>
    <style:style style:name="P49" style:family="paragraph" style:parent-style-name="Text_20_body">
      <style:text-properties fo:font-style="normal" fo:font-weight="normal" officeooo:rsid="0011940e" officeooo:paragraph-rsid="0011940e" style:font-style-asian="normal" style:font-weight-asian="normal" style:font-style-complex="normal" style:font-weight-complex="normal"/>
    </style:style>
    <style:style style:name="P50" style:family="paragraph" style:parent-style-name="Text_20_body">
      <style:text-properties fo:font-style="normal" fo:font-weight="normal" officeooo:rsid="00168512" officeooo:paragraph-rsid="00168512" style:font-style-asian="normal" style:font-weight-asian="normal" style:font-style-complex="normal" style:font-weight-complex="normal"/>
    </style:style>
    <style:style style:name="P51" style:family="paragraph" style:parent-style-name="Text_20_body">
      <style:text-properties fo:font-style="normal" fo:font-weight="normal" officeooo:rsid="00183a73" officeooo:paragraph-rsid="00183a73" style:font-style-asian="normal" style:font-weight-asian="normal" style:font-style-complex="normal" style:font-weight-complex="normal"/>
    </style:style>
    <style:style style:name="P52" style:family="paragraph" style:parent-style-name="Text_20_body" style:list-style-name="L2">
      <style:text-properties officeooo:paragraph-rsid="00183a73"/>
    </style:style>
    <style:style style:name="P53" style:family="paragraph" style:parent-style-name="Text_20_body" style:list-style-name="L2">
      <style:text-properties officeooo:rsid="00031e7b" officeooo:paragraph-rsid="00031e7b"/>
    </style:style>
    <style:style style:name="P54" style:family="paragraph" style:parent-style-name="Text_20_body" style:list-style-name="L2">
      <style:text-properties officeooo:rsid="00031e7b" officeooo:paragraph-rsid="00183a73"/>
    </style:style>
    <style:style style:name="P55" style:family="paragraph" style:parent-style-name="Text_20_body" style:list-style-name="L7">
      <style:text-properties officeooo:paragraph-rsid="000c4d7d"/>
    </style:style>
    <style:style style:name="P56" style:family="paragraph" style:parent-style-name="Text_20_body" style:list-style-name="L8">
      <style:text-properties fo:font-weight="bold" officeooo:paragraph-rsid="000f0d23" style:font-weight-asian="bold" style:font-weight-complex="bold"/>
    </style:style>
    <style:style style:name="P57" style:family="paragraph" style:parent-style-name="Text_20_body" style:list-style-name="L8">
      <style:text-properties fo:font-weight="bold" officeooo:paragraph-rsid="00183a73" style:font-weight-asian="bold" style:font-weight-complex="bold"/>
    </style:style>
    <style:style style:name="P58" style:family="paragraph" style:parent-style-name="Text_20_body">
      <style:text-properties officeooo:paragraph-rsid="00317f5b"/>
    </style:style>
    <style:style style:name="T1" style:family="text">
      <style:text-properties officeooo:rsid="00022aa2"/>
    </style:style>
    <style:style style:name="T2" style:family="text">
      <style:text-properties officeooo:rsid="00031e7b"/>
    </style:style>
    <style:style style:name="T3" style:family="text">
      <style:text-properties fo:font-style="normal" officeooo:rsid="00031e7b" style:font-style-asian="normal" style:font-style-complex="normal"/>
    </style:style>
    <style:style style:name="T4" style:family="text">
      <style:text-properties fo:font-style="normal" officeooo:rsid="0003d91c" style:font-style-asian="normal" style:font-style-complex="normal"/>
    </style:style>
    <style:style style:name="T5" style:family="text">
      <style:text-properties fo:font-style="normal" officeooo:rsid="0004832e" style:font-style-asian="normal" style:font-style-complex="normal"/>
    </style:style>
    <style:style style:name="T6" style:family="text">
      <style:text-properties fo:font-style="normal" officeooo:rsid="0007710a" style:font-style-asian="normal" style:font-style-complex="normal"/>
    </style:style>
    <style:style style:name="T7" style:family="text">
      <style:text-properties fo:font-style="normal" officeooo:rsid="00078454" style:font-style-asian="normal" style:font-style-complex="normal"/>
    </style:style>
    <style:style style:name="T8" style:family="text">
      <style:text-properties fo:font-style="normal" officeooo:rsid="00096aed" style:font-style-asian="normal" style:font-style-complex="normal"/>
    </style:style>
    <style:style style:name="T9" style:family="text">
      <style:text-properties fo:font-style="normal" officeooo:rsid="000b03e7" style:font-style-asian="normal" style:font-style-complex="normal"/>
    </style:style>
    <style:style style:name="T10" style:family="text">
      <style:text-properties fo:font-style="normal" officeooo:rsid="000b6c46" style:font-style-asian="normal" style:font-style-complex="normal"/>
    </style:style>
    <style:style style:name="T11" style:family="text">
      <style:text-properties fo:font-style="normal" officeooo:rsid="000c4d7d" style:font-style-asian="normal" style:font-style-complex="normal"/>
    </style:style>
    <style:style style:name="T12" style:family="text">
      <style:text-properties fo:font-style="normal" officeooo:rsid="000d26c5" style:font-style-asian="normal" style:font-style-complex="normal"/>
    </style:style>
    <style:style style:name="T13" style:family="text">
      <style:text-properties fo:font-style="normal" officeooo:rsid="000f0d23" style:font-style-asian="normal" style:font-style-complex="normal"/>
    </style:style>
    <style:style style:name="T14" style:family="text">
      <style:text-properties fo:font-style="normal" officeooo:rsid="0011940e" style:font-style-asian="normal" style:font-style-complex="normal"/>
    </style:style>
    <style:style style:name="T15" style:family="text">
      <style:text-properties fo:font-style="normal" officeooo:rsid="0012eba7" style:font-style-asian="normal" style:font-style-complex="normal"/>
    </style:style>
    <style:style style:name="T16" style:family="text">
      <style:text-properties fo:font-style="normal" officeooo:rsid="0016c528" style:font-style-asian="normal" style:font-style-complex="normal"/>
    </style:style>
    <style:style style:name="T17" style:family="text">
      <style:text-properties fo:font-style="normal" officeooo:rsid="00170997" style:font-style-asian="normal" style:font-style-complex="normal"/>
    </style:style>
    <style:style style:name="T18" style:family="text">
      <style:text-properties fo:font-style="normal" officeooo:rsid="00183a73" style:font-style-asian="normal" style:font-style-complex="normal"/>
    </style:style>
    <style:style style:name="T19" style:family="text">
      <style:text-properties fo:font-style="normal" officeooo:rsid="001c84a2" style:font-style-asian="normal" style:font-style-complex="normal"/>
    </style:style>
    <style:style style:name="T20" style:family="text">
      <style:text-properties fo:font-style="normal" fo:font-weight="bold" officeooo:rsid="000d26c5" style:font-style-asian="normal" style:font-weight-asian="bold" style:font-style-complex="normal" style:font-weight-complex="bold"/>
    </style:style>
    <style:style style:name="T21" style:family="text">
      <style:text-properties fo:font-style="normal" fo:font-weight="normal" officeooo:rsid="000d26c5" style:font-style-asian="normal" style:font-weight-asian="normal" style:font-style-complex="normal" style:font-weight-complex="normal"/>
    </style:style>
    <style:style style:name="T22" style:family="text">
      <style:text-properties fo:font-style="normal" fo:font-weight="normal" officeooo:rsid="000f0d23" style:font-style-asian="normal" style:font-weight-asian="normal" style:font-style-complex="normal" style:font-weight-complex="normal"/>
    </style:style>
    <style:style style:name="T23" style:family="text">
      <style:text-properties fo:font-style="normal" fo:font-weight="normal" officeooo:rsid="0011940e" style:font-style-asian="normal" style:font-weight-asian="normal" style:font-style-complex="normal" style:font-weight-complex="normal"/>
    </style:style>
    <style:style style:name="T24" style:family="text">
      <style:text-properties fo:font-style="normal" fo:font-weight="normal" officeooo:rsid="0012eba7" style:font-style-asian="normal" style:font-weight-asian="normal" style:font-style-complex="normal" style:font-weight-complex="normal"/>
    </style:style>
    <style:style style:name="T25" style:family="text">
      <style:text-properties fo:font-style="normal" fo:font-weight="normal" officeooo:rsid="00168512" style:font-style-asian="normal" style:font-weight-asian="normal" style:font-style-complex="normal" style:font-weight-complex="normal"/>
    </style:style>
    <style:style style:name="T26" style:family="text">
      <style:text-properties fo:font-style="normal" fo:font-weight="normal" officeooo:rsid="0016c528" style:font-style-asian="normal" style:font-weight-asian="normal" style:font-style-complex="normal" style:font-weight-complex="normal"/>
    </style:style>
    <style:style style:name="T27" style:family="text">
      <style:text-properties fo:font-style="normal" fo:font-weight="normal" officeooo:rsid="0016d3a6" style:font-style-asian="normal" style:font-weight-asian="normal" style:font-style-complex="normal" style:font-weight-complex="normal"/>
    </style:style>
    <style:style style:name="T28" style:family="text">
      <style:text-properties fo:font-style="normal" fo:font-weight="normal" officeooo:rsid="00170997" style:font-style-asian="normal" style:font-weight-asian="normal" style:font-style-complex="normal" style:font-weight-complex="normal"/>
    </style:style>
    <style:style style:name="T29" style:family="text">
      <style:text-properties fo:font-style="normal" fo:font-weight="normal" officeooo:rsid="00183a73" style:font-style-asian="normal" style:font-weight-asian="normal" style:font-style-complex="normal" style:font-weight-complex="normal"/>
    </style:style>
    <style:style style:name="T30" style:family="text">
      <style:text-properties fo:font-style="normal" fo:font-weight="normal" officeooo:rsid="002116e9" style:font-style-asian="normal" style:font-weight-asian="normal" style:font-style-complex="normal" style:font-weight-complex="normal"/>
    </style:style>
    <style:style style:name="T31" style:family="text">
      <style:text-properties fo:font-style="normal" fo:font-weight="normal" officeooo:rsid="0021a681" style:font-style-asian="normal" style:font-weight-asian="normal" style:font-style-complex="normal" style:font-weight-complex="normal"/>
    </style:style>
    <style:style style:name="T32" style:family="text">
      <style:text-properties fo:font-style="normal" fo:font-weight="normal" officeooo:rsid="0021b536" style:font-style-asian="normal" style:font-weight-asian="normal" style:font-style-complex="normal" style:font-weight-complex="normal"/>
    </style:style>
    <style:style style:name="T33" style:family="text">
      <style:text-properties fo:font-style="normal" fo:font-weight="normal" officeooo:rsid="0022829e" style:font-style-asian="normal" style:font-weight-asian="normal" style:font-style-complex="normal" style:font-weight-complex="normal"/>
    </style:style>
    <style:style style:name="T34" style:family="text">
      <style:text-properties fo:font-style="normal" fo:font-weight="normal" officeooo:rsid="002768cd" style:font-style-asian="normal" style:font-weight-asian="normal" style:font-style-complex="normal" style:font-weight-complex="normal"/>
    </style:style>
    <style:style style:name="T35" style:family="text">
      <style:text-properties fo:font-style="normal" fo:font-weight="normal" officeooo:rsid="0027eaf8" style:font-style-asian="normal" style:font-weight-asian="normal" style:font-style-complex="normal" style:font-weight-complex="normal"/>
    </style:style>
    <style:style style:name="T36" style:family="text">
      <style:text-properties fo:font-style="normal" fo:font-weight="normal" officeooo:rsid="0028aed0" style:font-style-asian="normal" style:font-weight-asian="normal" style:font-style-complex="normal" style:font-weight-complex="normal"/>
    </style:style>
    <style:style style:name="T37" style:family="text">
      <style:text-properties fo:font-style="normal" fo:font-weight="normal" officeooo:rsid="002aa8f8" style:font-style-asian="normal" style:font-weight-asian="normal" style:font-style-complex="normal" style:font-weight-complex="normal"/>
    </style:style>
    <style:style style:name="T38" style:family="text">
      <style:text-properties fo:font-style="normal" fo:font-weight="normal" officeooo:rsid="002baa9e" style:font-style-asian="normal" style:font-weight-asian="normal" style:font-style-complex="normal" style:font-weight-complex="normal"/>
    </style:style>
    <style:style style:name="T39" style:family="text">
      <style:text-properties fo:font-style="normal" fo:font-weight="normal" officeooo:rsid="002d5432" style:font-style-asian="normal" style:font-weight-asian="normal" style:font-style-complex="normal" style:font-weight-complex="normal"/>
    </style:style>
    <style:style style:name="T40" style:family="text">
      <style:text-properties officeooo:rsid="0003d91c"/>
    </style:style>
    <style:style style:name="T41" style:family="text">
      <style:text-properties fo:font-style="italic" officeooo:rsid="0003d91c" style:font-style-asian="italic" style:font-style-complex="italic"/>
    </style:style>
    <style:style style:name="T42" style:family="text">
      <style:text-properties fo:font-style="italic" officeooo:rsid="0006188b" style:font-style-asian="italic" style:font-style-complex="italic"/>
    </style:style>
    <style:style style:name="T43" style:family="text">
      <style:text-properties fo:font-style="italic" officeooo:rsid="0007710a" style:font-style-asian="italic" style:font-style-complex="italic"/>
    </style:style>
    <style:style style:name="T44" style:family="text">
      <style:text-properties fo:font-style="italic" officeooo:rsid="00078454" style:font-style-asian="italic" style:font-style-complex="italic"/>
    </style:style>
    <style:style style:name="T45" style:family="text">
      <style:text-properties fo:font-style="italic" officeooo:rsid="00096aed" style:font-style-asian="italic" style:font-style-complex="italic"/>
    </style:style>
    <style:style style:name="T46" style:family="text">
      <style:text-properties fo:font-style="italic" officeooo:rsid="000b6c46" style:font-style-asian="italic" style:font-style-complex="italic"/>
    </style:style>
    <style:style style:name="T47" style:family="text">
      <style:text-properties fo:font-style="italic" officeooo:rsid="000f0d23" style:font-style-asian="italic" style:font-style-complex="italic"/>
    </style:style>
    <style:style style:name="T48" style:family="text">
      <style:text-properties fo:font-style="italic" officeooo:rsid="00183a73" style:font-style-asian="italic" style:font-style-complex="italic"/>
    </style:style>
    <style:style style:name="T49" style:family="text">
      <style:text-properties fo:font-style="italic" officeooo:rsid="0016c528" style:font-style-asian="italic" style:font-style-complex="italic"/>
    </style:style>
    <style:style style:name="T50" style:family="text">
      <style:text-properties fo:font-style="italic" officeooo:rsid="001c84a2" style:font-style-asian="italic" style:font-style-complex="italic"/>
    </style:style>
    <style:style style:name="T51" style:family="text">
      <style:text-properties fo:font-style="italic" fo:font-weight="normal" officeooo:rsid="000f0d23" style:font-style-asian="italic" style:font-weight-asian="normal" style:font-style-complex="italic" style:font-weight-complex="normal"/>
    </style:style>
    <style:style style:name="T52" style:family="text">
      <style:text-properties fo:font-style="italic" fo:font-weight="normal" officeooo:rsid="0011940e" style:font-style-asian="italic" style:font-weight-asian="normal" style:font-style-complex="italic" style:font-weight-complex="normal"/>
    </style:style>
    <style:style style:name="T53" style:family="text">
      <style:text-properties fo:font-style="italic" fo:font-weight="normal" officeooo:rsid="00168512" style:font-style-asian="italic" style:font-weight-asian="normal" style:font-style-complex="italic" style:font-weight-complex="normal"/>
    </style:style>
    <style:style style:name="T54" style:family="text">
      <style:text-properties fo:font-style="italic" fo:font-weight="normal" officeooo:rsid="00183a73" style:font-style-asian="italic" style:font-weight-asian="normal" style:font-style-complex="italic" style:font-weight-complex="normal"/>
    </style:style>
    <style:style style:name="T55" style:family="text">
      <style:text-properties fo:font-style="italic" fo:font-weight="normal" officeooo:rsid="0016c528" style:font-style-asian="italic" style:font-weight-asian="normal" style:font-style-complex="italic" style:font-weight-complex="normal"/>
    </style:style>
    <style:style style:name="T56" style:family="text">
      <style:text-properties fo:font-style="italic" fo:font-weight="normal" officeooo:rsid="0025a691" style:font-style-asian="italic" style:font-weight-asian="normal" style:font-style-complex="italic" style:font-weight-complex="normal"/>
    </style:style>
    <style:style style:name="T57" style:family="text">
      <style:text-properties officeooo:rsid="0004832e"/>
    </style:style>
    <style:style style:name="T58" style:family="text">
      <style:text-properties officeooo:rsid="0006188b"/>
    </style:style>
    <style:style style:name="T59" style:family="text">
      <style:text-properties officeooo:rsid="0007710a"/>
    </style:style>
    <style:style style:name="T60" style:family="text">
      <style:text-properties officeooo:rsid="000ffc8a"/>
    </style:style>
    <style:style style:name="T61" style:family="text">
      <style:text-properties officeooo:rsid="00183a73"/>
    </style:style>
    <style:style style:name="T62" style:family="text">
      <style:text-properties officeooo:rsid="00196cc9"/>
    </style:style>
    <style:style style:name="T63" style:family="text">
      <style:text-properties officeooo:rsid="001a4420"/>
    </style:style>
    <style:style style:name="T64" style:family="text">
      <style:text-properties officeooo:rsid="001aefa1"/>
    </style:style>
    <style:style style:name="T65" style:family="text">
      <style:text-properties officeooo:rsid="001e282d"/>
    </style:style>
    <style:style style:name="T66" style:family="text">
      <style:text-properties officeooo:rsid="001ea642"/>
    </style:style>
    <style:style style:name="T67" style:family="text">
      <style:text-properties officeooo:rsid="002fc35a"/>
    </style:style>
    <style:style style:name="T68" style:family="text">
      <style:text-properties officeooo:rsid="00317f5b"/>
    </style:style>
    <style:style style:name="T69" style:family="text">
      <style:text-properties fo:language="en" fo:country="US" officeooo:rsid="00317f5b"/>
    </style:style>
    <style:style style:name="T70" style:family="text">
      <style:text-properties fo:language="cs" fo:country="CZ" officeooo:rsid="00317f5b"/>
    </style:style>
    <style:style style:name="T71" style:family="text">
      <style:text-properties fo:language="cs" fo:country="CZ" officeooo:rsid="00318e1b"/>
    </style:style>
    <style:style style:name="T72" style:family="text">
      <style:text-properties fo:language="cs" fo:country="CZ" officeooo:rsid="003287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Jak opravdu vyluštit Sudoku</text:h>
      <text:p text:style-name="P3"><text:span text:style-name="T62">Každý, kdo někdy zkusil luštit Sudoku, </text:span><text:span text:style-name="T63">asi zná velmi dobře pravidla, protože jsou extrémně jednoduchá: Nacpi do každého řádku, sloupce i dílčího čtverce číslice od 1 do 9 tak, aby tam každá číslice byla jen jednou.</text:span></text:p>
      <text:p text:style-name="P2"><text:span text:style-name="T63">Lze najít</text:span><text:span text:style-name="T1"> mnoho návodů, jak začít luštit. Kromě nejjednodušších Sudoku to ale na vyluštění rébusu nestačí. Tento návod je komple</text:span><text:span text:style-name="T64">t</text:span><text:span text:style-name="T1">ním návodem na vyluštění jakéhokoli Sudoku. </text:span><text:span text:style-name="T2">Je určitě jen jedním z mnoha možných postupů a metodik značkování a nedělá si nárok, že by byl nejlepší.</text:span></text:p>
      <text:p text:style-name="P2"><text:span text:style-name="T1">Je zřejmé, že pro Sudoku, jakožto počítačově generovaný rébus, existuje jednoznačný algoritmus, jak jej vygenerovat, aby bylo řešitelné jednoznačně, a pravděpodobně existuje i matematická teorie, jak postupovat při řešení, a ta bude přesnější než tento návod. Jsem ale jen laik a </text:span><text:span text:style-name="T67">přesnou </text:span><text:span text:style-name="T1">matematickou teorii řešitelnosti a jednoznačnosti, ani postupu řešení, neznám.</text:span></text:p>
      <text:p text:style-name="P2"><text:span text:style-name="T1">Nemusíte se bát, že znalostí postupu ztratí Sudoku své kouzlo. Řešení bývá většinou obtížné a zajímavé, i když víte, jak postupovat. </text:span><text:span text:style-name="T2">Kouzlo pro vás možná ztratí jen ta nejjednodušší Sudoku, kde není třeba příliš přemýšlet.</text:span></text:p>
      <text:h text:style-name="P25" text:outline-level="3"><text:span text:style-name="T68">Licence</text:span></text:h>
      <text:p text:style-name="P58"><text:span text:style-name="T68">Autorem </text:span><text:span text:style-name="T71">textu </text:span><text:span text:style-name="T68">je Mirek Zvolský, </text:span><text:a xlink:type="simple" xlink:href="mailto:zvolsky@seznam.cz"><text:span text:style-name="T68">zvolsky</text:span></text:a><text:a xlink:type="simple" xlink:href="mailto:zvolsky@seznam.cz"><text:span text:style-name="T69">@seznam.cz</text:span></text:a><text:span text:style-name="T69">, </text:span><text:span text:style-name="T70">zatím bez dalších přispěvatelů. Tento text je proti veřejnému publikování bez svolení autora chráněn autorským právem. Pro soukromou potřebu a individuální předávání je k dispozici zdarma. </text:span><text:span text:style-name="T72">Aktuální originál je zveřejněn na </text:span><text:a xlink:type="simple" xlink:href="http://www.github.com/zvolsky/sudoku">www.github.com/zvolsky/sudoku</text:a><text:span text:style-name="T72">.</text:span></text:p>
      <text:h text:style-name="P19" text:outline-level="3"><text:span text:style-name="T40">Použité pojmy</text:span></text:h>
      <text:p text:style-name="P26">Tyto pojmy jsou myšleny jen pro tento návod. Nevím, zda se používají obecně ani zda existují vhodnější označení.</text:p>
      <text:list xml:id="list7429749099001296949" text:style-name="L1">
        <text:list-item>
          <text:p text:style-name="P33"><text:span text:style-name="T4">políčko, řádek, sloupec, čtverec</text:span><text:span text:style-name="T41"> – význam je zřejmý</text:span></text:p>
        </text:list-item>
        <text:list-item>
          <text:p text:style-name="P33"><text:span text:style-name="T4">linie</text:span><text:span text:style-name="T41"> - 1 z 9 řádků nebo 1 z 9 sloupců</text:span></text:p>
        </text:list-item>
        <text:list-item>
          <text:p text:style-name="P34"><text:span text:style-name="T19">čtverec</text:span><text:span text:style-name="T50"> – dílčí čtverec (kterých je 9, po trojicích vedle sebe)</text:span></text:p>
        </text:list-item>
        <text:list-item>
          <text:p text:style-name="P35"><text:span text:style-name="T40">linie čtverců</text:span><text:span text:style-name="T41"> -1 ze 3 trojic čtverců, které jsou vodorovně na stejné výši, nebo 1 ze 3 trojic čtverců, které jsou svisle pod sebou</text:span></text:p>
        </text:list-item>
        <text:list-item>
          <text:p text:style-name="P35"><text:span text:style-name="T40">směr</text:span><text:span text:style-name="T41"> – 1 ze 2 směrů (vodorovný nebo svislý)</text:span></text:p>
        </text:list-item>
      </text:list>
      <text:h text:style-name="P20" text:outline-level="3">Fáze řešení</text:h>
      <text:list xml:id="list261296086476698391" text:style-name="L2">
        <text:list-item>
          <text:p text:style-name="P53">Předluštění bez použití značek</text:p>
        </text:list-item>
        <text:list-item>
          <text:p text:style-name="P53">Značkování možností</text:p>
        </text:list-item>
        <text:list-item>
          <text:p text:style-name="P53">Odstraňování značek</text:p>
        </text:list-item>
        <text:list-item>
          <text:p text:style-name="P54">Rozdělení skupiny</text:p>
        </text:list-item>
        <text:list-item>
          <text:p text:style-name="P52"><text:span text:style-name="T61">N</text:span><text:span text:style-name="T2">ástřel a nit</text:span></text:p>
        </text:list-item>
      </text:list>
      <text:h text:style-name="P20" text:outline-level="3">Předluštění bez použití značek</text:h>
      <text:p text:style-name="P27">Toto je často jediná fáze, kterou použije nepoučený luštitel. Může proto vyluštit jedině lehká Sudoku.</text:p>
      <text:p text:style-name="P1"><text:span text:style-name="T57">Úvahy v této fázi nejsou snadno popsatelné do návodu. Následující je jen pokus je nějak </text:span><text:soft-page-break/><text:span text:style-name="T57">klasifikovat, není nejspíš úplný a přesný, a nemusíte se trápit jeho čtením </text:span><text:span text:style-name="T65">(protože slovně lze tyto úvahy vyjádřit jen obtížně)</text:span><text:span text:style-name="T57">. Klidně tuto část přeskočte, luštěte, jak umíte, a pokračujte další fází návodu, až nebudete vědět, jak dál.</text:span></text:p>
      <text:p text:style-name="P36">Můžeme použít několik úvah:</text:p>
      <text:list xml:id="list7303156156070078944" text:style-name="L3">
        <text:list-item>
          <text:p text:style-name="P28"><text:span text:style-name="T3">Existence čísla </text:span><text:span text:style-name="T4">ve 2 čtvercích ze stejné linie čtverců určuje linii ve zbývajícím čtverci a pokud jsou tam jsou již 2 čísla vyplněna a zbývá jediné volné políčko, lze tam číslo dopsat. </text:span><text:span text:style-name="T5">Toto pravidlo může být různě doplňováno:</text:span></text:p>
        </text:list-item>
      </text:list>
      <text:list xml:id="list8346559211668091478" text:style-name="L4">
        <text:list-item>
          <text:p text:style-name="P37">Je-li číslo sice jen v jediném čtverci linie, ale v dalším čtverci je některá zbývající linie plně zaplněna, je jasné, že číslo je ve volné linii – linie v posledním, třetím čtverci je tedy jasně určena, stejně jako v předchozím případě.</text:p>
        </text:list-item>
        <text:list-item>
          <text:p text:style-name="P37">I když je v určené linii zbývajícího čtverce více volných pozic, můžeme často správnou pozici určit, když zohledníme linii čtverců ve druhém (tedy křížícím se) směru. Pro stejné číslo nám mohou říct, která linie je správná v tomto směru, a tedy která pozice je správná.</text:p>
        </text:list-item>
        <text:list-item>
          <text:p text:style-name="P29"><text:span text:style-name="T5">I když ani pomocí kombinace svislé linie čtverců a vodorovné linie čtverců nelze pozici čísla určit, mohou </text:span><text:span text:style-name="T6">někdy </text:span><text:span text:style-name="T5">2 linie čtverců stejného směru vykazovat číslo pouze do dvojice linií v linii čtverců křížícího se směru, kde číslo chybí. Pak je jasné, že ve zbývajícím čtverci křížící se linie nemůže číslo být v žádné z těchto 2 linií – musí být v té zbývající.</text:span></text:p>
        </text:list-item>
        <text:list-item>
          <text:p text:style-name="P30">Se vzrůstající zkušeností lze takové úvahy ještě více kombinovat a stále více sledovat tabulku jako celek a najít místa, na která je některé číslo nutně umístěno.</text:p>
        </text:list-item>
      </text:list>
      <text:list xml:id="list2324009249421004262" text:style-name="L5">
        <text:list-item>
          <text:p text:style-name="P40">Pro více zaplněné linie (nebo čtverce) lze zjišťovat, zda některé z čísel, které v linii (čtverci) chybí, není existencí téhož čísla v křížících se směrech určeno do jediné možné pozice.</text:p>
        </text:list-item>
        <text:list-item>
          <text:p text:style-name="P38"><text:span text:style-name="T58">Pro více zaplněné linie lze také zjišťovat, zda v některém volném místě není možné jen jediné číslo. Předchozími úvahami jsme hledali hlavně čísla, která se v tabulce vyskytují hodně, kdežto touto úvahou občas najdeme čísla, která se v tabulce vyskytují málo nebo vůbec. </text:span><text:span text:style-name="T42">Nemusíte prověřovat konkrétní číslo. Přemýšlení můžete totiž zrychlit takto: Vezměte více obsazenou linii, spočítejte počet číslic v ní. Pak vyberte volnou pozici, kterou chcete prozkoumat. Přičtěte počet všech další číslic ve čtverci, které se zatím nevyskytly. Nakonec přičtěte počet všech dalších číslic v křížící se linii, které se zatím nevyskytly. Jestliže vám vyjde 8, je to skvělé – v prověřovaném místě je chybějící deváté číslo.</text:span></text:p>
        </text:list-item>
        <text:list-item>
          <text:p text:style-name="P39"><text:span text:style-name="T60">Úplné zaplnění 2 trojic v linii nám říká, které číslice jsou ve zbývajícím čtverci linie. Tím je omezeno, které číslice mohou být jinde ve čtverci. Podobně úplné zaplnění 2 trojic ve čtverci nám říká, které číslice jsou ve zbývající linii čtverce. Tím je omezeno, které číslice mohou být jinde v</text:span><text:span text:style-name="T66">e stejné</text:span><text:span text:style-name="T60"> linii.</text:span></text:p>
        </text:list-item>
      </text:list>
      <text:h text:style-name="P21" text:outline-level="3">Značkování možností</text:h>
      <text:p text:style-name="P31">Jestliže v předluštění už nedokážete pokračovat, přejděte ke značkování možností. To je trochu nudná fáze, při které je zároveň třeba dávat pozor a neudělat chyby.</text:p>
      <text:p text:style-name="P41">Do volných políček budete dělat tečky. Každé volné políčko si představte rozdělené zase na 9 dílků, stejně jako je čtverec rozdělen na políčka. Tečka v určitém dílku znamená příslušnou číslici (např. vlevo nahoře jednička, nahoře uprostřed 2, nahoře vpravo 3, vlevo uprostřed 4,..) a znamená, že tato číslice v políčku může být.</text:p>
      <text:p text:style-name="P4"><text:span text:style-name="T59">Vhodné je vyhodnocovat vždy jednu číslici najednou v celé tabulce. Vidíte totiž tuto číslici ve všech souvislostech a můžete použít některé úvahy předluštění (které byly popsány v bodě 1). </text:span><text:span text:style-name="T43">Např. Zjistíte, že dejme tomu jednička pro určité volné políčko není ani ve čtverci, ani v řádku, ani ve </text:span><text:soft-page-break/><text:span text:style-name="T43">sloupci, takže byste tam udělali tečku (která znamená, že jednička tam může být). Ale jestliže např. v sousedním čtverci vidíte, že jedna linie je </text:span><text:span text:style-name="T44">kompletně </text:span><text:span text:style-name="T43">obsazena a jednička tam také chybí, </text:span><text:span text:style-name="T44">musí být v neobsazené linii – takže v té linii už nemůže být ve čtverci, kde právě tečkujete. Takovýmito úvahami tedy můžete hned trochu snížit počet zapsaných teček a také i z této mechanické fáze postupu udělat fázi, kdy opravdu luštíte.</text:span></text:p>
      <text:p text:style-name="P5"><text:span text:style-name="T7">Projděte tedy postupně všechny číslice od 1 do 9 a vytečkujte ve všech volných políčcích, kde tyto číslice mohou být. </text:span><text:span text:style-name="T44">Číslice je v Sudoku symbol – není tedy nutné dodržet pořadí od 1 do 9. Pořadí </text:span><text:span text:style-name="T44">můžete zvolit jiné, máte-li pro to důvod (např. v tabulce, kde je plno čísel 7,8,9, bude lepší postupovat odshora, protože je (i když malá) naděje, že se podaří ještě některou pozici takovýchto číslic určit – místo, kde se to povede, jste tedy jednak zbytečně nevyhodnocovali pro čísla 1,2,3, ale především při tečkování čísel 1,2,3 budete mít více informací, odkud jsou tato čísla vyloučena.</text:span></text:p>
      <text:h text:style-name="P22" text:outline-level="3">Odstraňování značek</text:h>
      <text:p text:style-name="P42">V této fázi hledáte volná (nyní tečkovaná) políčka, kde zbývá jediná tečka. Ta pak znamená číslici, která do políčka patří.</text:p>
      <text:p text:style-name="P42">Obvykle jste nebyli dokonalí v první fázi (předluštění) a hned uvidíte, že v některém políčku je jen jediná tečka. Pokud by tomu tak nebylo, musíte přejít k poslední, čtvrté fázi, tohoto návodu. Pokud tomu tak je, vyplňte číslici do políčka.</text:p>
      <text:p text:style-name="P6"><text:span text:style-name="T45">Mohli byste sice tečky vygumovat a zapsat určenou číslici, ale přišli byste o spoustu informací, které jste právě mohli využít – jejich nevyužití vám pak připraví zbytečně obtížné chvíle později.</text:span><text:span text:style-name="T8"> Tento návod proto doporučuje ponechat tečku (nebo tečky – jak ještě uvidíme, číslici můžeme někdy určit, i když teček ještě zbývá více) a číslici dopsat třeba i zmenšenou, pokroucenou, apod. mimo tečky. Nebude to tak hezky vypadat, ale s tečkami v tom políčku můžete hned dále pracovat.</text:span></text:p>
      <text:p text:style-name="P43">Po doplnění číslice víme, že nemůže už být ve stejném čtverci ani linii. Projděte tedy čtverec, řádek i sloupec políčka, kam jste číslici právě doplnili. Tečky právě doplněné číslice je možné odstranit, ale opět je nebudeme odstraňovat – přišli bychom o cenné informace pro další luštění. Místo toho udělejte přes tečku šikmou čárku – jako když děláte křížek, ale zarazíte se v polovině. Šikmá čárka nám říká: Tady číslice nemůže být, ale ještě jsme nevyhodnotili všechno, co z toho dále vyplývá.</text:p>
      <text:p text:style-name="P43">Jestliže po přeškrtnutí tečky zbývá v některém políčku už jediná tečka, můžete tam opět vepsat číslici – opět ji vtěsnat tak, aby tečky i šikmé čárky byly nadále vidět.</text:p>
      <text:p text:style-name="P7"><text:span text:style-name="T9">Jakmile odškrtáte nalezenou číslici ze čtverce i linií políčka, kam jste ji doplnili, vraťte se do tohoto políčka, a tečku dopsané číslice změňte na křížek. </text:span><text:span text:style-name="T10">Tím říkáme – teprve teď jsme plně využili informaci, že je zde tato číslice – vyškrtali jsme ji všude jinde, kde už kvůli této pozici být nemůže.</text:span></text:p>
      <text:p text:style-name="P44">Dále se budeme zabývat kteroukoli šikmou čárkou, která nám vznikla:</text:p>
      <text:list xml:id="list4673722198953563065" text:style-name="L6">
        <text:list-item>
          <text:p text:style-name="P45">Podíváme se do jejího čtverce, zda už v něm čárce odpovídající číslice nyní nezbývá pouze jednou a také do křížící se linie, zda v ní číslice nyní nezbývá pouze jednou. Pokud takovéto místo objevíme, vepíšeme číslici (a jako vždy ponecháme viditelné tečky).</text:p>
        </text:list-item>
        <text:list-item>
          <text:p text:style-name="P45">Také se ještě podíváme, zda ve čtverci nyní nezbývají sice ještě 2 nebo 3 možnosti pro tuto číslici, ale jen v jediné linii. Pokud ano, musí v tomto čtverci v této linii být, a nemůžou proto být v té samé linii v jiných čtvercích – tam je tedy můžeme šikmou čárkou odškrtat.</text:p>
        </text:list-item>
        <text:list-item>
          <text:p text:style-name="P45">A obdobně se podíváme, zda v linii (kde vyhodnocujeme šikmou čárku) nezbývá sice tato číslice ještě na více místech, ale už jen v jediném čtverci. Pokud bychom toto objevili, vyškrtáme číslici (šikmou čárkou) v onom čtverci všude mimo prověřovanou linii.</text:p>
        </text:list-item>
      </text:list>
      <text:p text:style-name="P8"><text:span text:style-name="T10">Teprve když všechno toto máme, využili jsme opravdu všechny informace, které nám nemožnost existence číslice (šikmá čárka) dávala. Nyní tedy šikmou čárku změníme na křížek </text:span><text:span text:style-name="T46">(nebo vygumujeme, protože křížky nám už více neřeknou – gumování by bylo v malém prostoru obtížné, </text:span><text:soft-page-break/><text:span text:style-name="T46">ale pro toho, kdo chce mít vyluštěný rébus nakonec hezký, se gumování vyplatí – v tom případě žádné křížky nebude používat a může tedy místo zápisu šikmé čárky využívat symbol křížku, který je přece jen lépe vidět).</text:span></text:p>
      <text:p text:style-name="P44">Všechny šikmé čárky kdekoli, ale také všechny tečky (nebo šikmé čárky) u vyplněných číslic, znamenají zatím nevyužitou informaci:</text:p>
      <text:list xml:id="list2641947209148841040" text:style-name="L7">
        <text:list-item>
          <text:p text:style-name="P46">Tečka, odpovídající číslici už zapsané ve stejném políčku, znamená, že jsme tuto číslici ještě nevyškrtali ze čtverce, sloupce a řádku,</text:p>
        </text:list-item>
        <text:list-item>
          <text:p text:style-name="P55"><text:span text:style-name="T11">Všechny ostatní tečky u vyplněné číslice nebo šikmé čárky v prázdných políčkách znamenají, že jsme ještě neposoudili, zda </text:span><text:span text:style-name="T12">(po znemožnění umístit odpovídající číslici do této pozice) není nyní už pozice číslice v liniích a čtverci jasnější.</text:span></text:p>
        </text:list-item>
      </text:list>
      <text:p text:style-name="P47">Výhoda tohoto způsobu zápisu je mimo jiné v tom, že rozluštěné Sudoku můžete kdykoli odložit, a vrátíte-li se třeba za měsíc, víte hned, kde pokračovat – budete dále vyhodnocovat šikmé čárky (kdekoli) a tečky u už zapsaných čísel.</text:p>
      <text:p text:style-name="P47">Rébus, s výjimkou velmi těžkých, takto doluštíte. Někdy se ale přece jen může stát, že všechny informace popsaným způsobem využijete, a přesto není jak pokračovat. V tom případě přejděte ke čtvrté fázi.</text:p>
      <text:h text:style-name="P23" text:outline-level="3">Rozdělení skupiny</text:h>
      <text:p text:style-name="P48">Než se touto fází budeme zabývat podrobněji, podívejte se nejprve, jestli někde v linii nebo ve čtverci není stejná dvojice teček (možných číslic). Pokud ano, můžete tyto číslice vyškrtat (šikmými čárkami) ze zbytku linie (čtverce), a jestliže jste tak získali nové šikmé čárky, můžete se vrátit do předchozí fáze a pokračovat jejich zpracováním.</text:p>
      <text:p text:style-name="P48">Dále si to probereme podrobněji a rozšíříme na další podobné, ale složitější případy.</text:p>
      <text:p text:style-name="P47">Nové pojmy:</text:p>
      <text:list xml:id="list4792282785005578559" text:style-name="L8">
        <text:list-item>
          <text:p text:style-name="P56"><text:span text:style-name="T13">n</text:span><text:span text:style-name="T22">-tice –</text:span><text:span text:style-name="T51"> kombinace několika (n) číslic; n může být pro náš účel </text:span><text:span text:style-name="T52">2</text:span><text:span text:style-name="T51"> až 7</text:span></text:p>
        </text:list-item>
        <text:list-item>
          <text:p text:style-name="P56"><text:span text:style-name="T22">vypelichaná </text:span><text:span text:style-name="T13">n</text:span><text:span text:style-name="T22">-tice –</text:span><text:span text:style-name="T51"> pojem se vztahuje k </text:span><text:span text:style-name="T47">n</text:span><text:span text:style-name="T51"> políčkům linie nebo čtverce, v nichž mohou být právě jen číslice z </text:span><text:span text:style-name="T47">n</text:span><text:span text:style-name="T51">-tice a žádné jiné, </text:span><text:span text:style-name="T54">přičemž není důležité, zda se tyto číslice vyskytují ještě někde jinde</text:span><text:span text:style-name="T51">; vypelichaná proto, že ne v každém z těchto políček musí být všechny číslice </text:span><text:span text:style-name="T47">n</text:span><text:span text:style-name="T51">-tice </text:span><text:span text:style-name="T53">(nemusí ale mohou – pro náš účel zařadíme i dobře opeřenou slepici do skupiny vypelichaných; </text:span><text:span text:style-name="T56">důležité je, že nemá nic navíc – méně mít může</text:span><text:span text:style-name="T53">)</text:span></text:p>
        </text:list-item>
        <text:list-item>
          <text:p text:style-name="P57"><text:span text:style-name="T16">n</text:span><text:span text:style-name="T26">-tice </text:span><text:span text:style-name="T29">s vetřelcem –</text:span><text:span text:style-name="T54"> zde naopak je zásadní, že číslice z (vypelichané) </text:span><text:span text:style-name="T49">n</text:span><text:span text:style-name="T55">-tice </text:span><text:span text:style-name="T54">se nevyskytují nikde jinde než v </text:span><text:span text:style-name="T48">n</text:span><text:span text:style-name="T54"> políčkách; v těchto </text:span><text:span text:style-name="T48">n</text:span><text:span text:style-name="T54"> políčkách se kromě číslic </text:span><text:span text:style-name="T49">n</text:span><text:span text:style-name="T55">-tice </text:span><text:span text:style-name="T54">vyskytují ještě nějaké možné číslice navíc.</text:span></text:p>
        </text:list-item>
      </text:list>
      <text:p text:style-name="P9"><text:span text:style-name="T12">Pokud není jak pokračovat, tak potřebujeme najít vypelichané </text:span><text:span text:style-name="T20">n</text:span><text:span text:style-name="T12">-tice číslic v </text:span><text:span text:style-name="T20">n</text:span><text:span text:style-name="T21"> políčkách linie nebo čtverce. Jakmile se nám takovou </text:span><text:span text:style-name="T20">n</text:span><text:span text:style-name="T21">-tici podaří nalézt, můžeme všechny její tečky vyškrtat (šikmými čárkami) ze zbývajících volných políček prověřované linie (nebo čtverce). </text:span><text:span text:style-name="T51">Např. může-li kombinace 3 číslic být právě ve 3 políčkách, pak je jisté, že tam opravdu jsou. Žádná z nich už nemůže být jinde v prověřované linii nebo čtverci.</text:span></text:p>
      <text:p text:style-name="P10"><text:span text:style-name="T23">Teoreticky vzato může být i </text:span><text:span text:style-name="T14">n</text:span><text:span text:style-name="T23">=1, a číslice se pak nachází přímo v té pozici – to však nyní uvažovat nebudeme, protože toto odhalí řádně provedená třetí (předchozí) fáze postupu.</text:span></text:p>
      <text:p text:style-name="P12"><text:span text:style-name="T23">Pro </text:span><text:span text:style-name="T14">n</text:span><text:span text:style-name="T23">=2 máme také lehkou práci – nebude se totiž jednat o </text:span><text:span text:style-name="T29">doslovně </text:span><text:span text:style-name="T23">vypelichanou dvojici, ale </text:span><text:span text:style-name="T29">o dvojici </text:span><text:span text:style-name="T23">úplnou </text:span><text:span text:style-name="T29">a stejnou </text:span><text:span text:style-name="T23">v obou políčkách, a to proto, že vypelichaná dvojice by vlastně znamenala předchozí případ </text:span><text:span text:style-name="T14">n</text:span><text:span text:style-name="T23">=1 a přišli bychom na ni tedy už jinak.</text:span></text:p>
      <text:p text:style-name="P49">Jestliže je tedy dvojice úplná – stejná v obou políčkách, snadno ji uvidíme, vyškrtáme (šikmými čarami) její číslice ze všech ostatních políček čtverce nebo linie, a protože zase máme nějaké <text:soft-page-break/>nezpracované šikmé čárky, můžeme se vrátit do předchozí, třetí fáze tohoto návodu.</text:p>
      <text:p text:style-name="P13"><text:span text:style-name="T24">Obtížná situace nastane pro </text:span><text:span text:style-name="T15">n</text:span><text:span text:style-name="T24">=3 a více – takové rébusy lze považovat za opravdu obtížné, </text:span><text:span text:style-name="T25">protože trojice, především opravdu vypelichaná, už není na první pohled vidět.</text:span></text:p>
      <text:p text:style-name="P50">Kdyby trojice byla mezi čtyřmi prázdnými políčky (v linii nebo ve čtverci), znamenalo by to, že ve zbylém políčku je tečka (možná číslice), která se vyskytuje právě jen tam. Zmínili jsme už, že takovou číslici v jediné možné pozici najdeme už i pozorně prováděnou předchozí fází Odstraňování značek.</text:p>
      <text:p text:style-name="P14"><text:span text:style-name="T25">Takže trojice se může skrývat jen </text:span><text:span text:style-name="T26">ve čtverci nebo linii, kde je aspoň 5 prázdných políček, a kde zároveň jsou aspoň 3 prázdná políčka se třemi nebo méně tečkami.</text:span></text:p>
      <text:p text:style-name="P15"><text:span text:style-name="T26">Podobně čtveřice se může skrývat tam, kde je aspoň 6 prázdných políček a zároveň aspoň 4 z nich jsou s nejvýše čtyřmi tečkami. Pětice může být jen tam, kde je aspoň 7 prázdných políček a zároveň aspoň 5 z nich s nejvýše pěti tečkami. Šestice tam, kde je aspoň 8 prázdných políček a zároveň aspoň 6 z nich s nejvýše šesti tečkami. A sedmice jen v zatím </text:span><text:span text:style-name="T34">úplně</text:span><text:span text:style-name="T26"> prázdném čtverci (nebo linii), kde nejvýše 2 políčka mají víc než 7 teček.</text:span></text:p>
      <text:p text:style-name="P17"><text:span text:style-name="T30">Jakmile se nám podaří </text:span><text:span text:style-name="T18">n</text:span><text:span text:style-name="T29">-tic</text:span><text:span text:style-name="T30">i nalézt, odstraníme (šikmými čárkami) její čísla z ostatních prázdných políček linie nebo čtverce. Tím </text:span><text:span text:style-name="T35">dostane</text:span><text:span text:style-name="T30">me </text:span><text:span text:style-name="T35">nové </text:span><text:span text:style-name="T30">nedořešené šikmé čárky a můžeme se vrátit do předchozí fáze řešení.</text:span></text:p>
      <text:p text:style-name="P16"><text:span text:style-name="T26">Zamysleme se ještě nad případem </text:span><text:span text:style-name="T16">n</text:span><text:span text:style-name="T26">-tice </text:span><text:span text:style-name="T29">s vetřelcem</text:span><text:span text:style-name="T26">. Například když nějaká dvojice bude jen ve dvou políčkách, </text:span><text:span text:style-name="T27">je přece jasné, že právě tam tyto číslice budou, bez ohledu na to, jestli jsou tam nějaké tečky (možné číslice</text:span><text:span text:style-name="T36">)</text:span><text:span text:style-name="T27"> navíc. Ale máme-li např. 6 prázdných políček a v nich někde existuje právě zmíněná dvojice, znamená to, že taková dvojice nezasahuje do </text:span><text:span text:style-name="T28">zbývajících prázdných políček, a že v těch </text:span><text:span text:style-name="T37">se </text:span><text:span text:style-name="T28">tedy nutně </text:span><text:span text:style-name="T37">nachází</text:span><text:span text:style-name="T28"> vypelichaná čtveřice.</text:span></text:p>
      <text:p text:style-name="P16"><text:span text:style-name="T28">Takže i možnosti </text:span><text:span text:style-name="T17">n</text:span><text:span text:style-name="T28">-tic </text:span><text:span text:style-name="T29">s vetřelcem </text:span><text:span text:style-name="T28">jsme pokryl</text:span><text:span text:style-name="T29">i</text:span><text:span text:style-name="T28"> předchozími úvahami o vypelichaných </text:span><text:span text:style-name="T17">n</text:span><text:span text:style-name="T28">-ticích. </text:span><text:span text:style-name="T38">Je to vlastně rub téže mince. </text:span><text:span text:style-name="T28">Je jen otázka, co se bude lépe hledat, a to budou </text:span><text:span text:style-name="T31">většinou </text:span><text:span text:style-name="T29">spíše </text:span><text:span text:style-name="T28">vypelichané </text:span><text:span text:style-name="T17">n</text:span><text:span text:style-name="T28">-tice.</text:span></text:p>
      <text:p text:style-name="P11"><text:span text:style-name="T29">Každopádně obojí (s výjimkou zcela shodných dvojic) </text:span><text:span text:style-name="T38">se </text:span><text:span text:style-name="T29">hledá velice těžko.</text:span></text:p>
      <text:p text:style-name="P11"><text:span text:style-name="T29">Neznám matematickou teorii Sudoku, ale domnívám se, že až potud podaný návod, pokud se pozorně uplatní a pokud se povede rozpoznat (je-li to potřeba) </text:span><text:span text:style-name="T18">n</text:span><text:span text:style-name="T29">-tice, postačí k řešení všech správně zadaných Sudoku (neboli Sudoku s možným a jednoznačným řešením).</text:span></text:p>
      <text:h text:style-name="P24" text:outline-level="3">Nástřel a nit</text:h>
      <text:p text:style-name="P11"><text:span text:style-name="T29">Jestliže je předchozí závěr správný, není vlastně tato fáze nikdy potřeba a předchozí stačí k vyřešení všech </text:span><text:span text:style-name="T32">rébusů </text:span><text:span text:style-name="T29">Sudoku. Ale i v tom případě můžeme narazit na to, že nedokážeme nalézt </text:span><text:span text:style-name="T18">n</text:span><text:span text:style-name="T29">-tici, která by nám řešení otevřela, protože </text:span><text:span text:style-name="T18">n</text:span><text:span text:style-name="T29">-tice se hledají velice obtížně. </text:span><text:span text:style-name="T39">Do podobné situace se můžeme dostat, jestliže jsme přece jen při řešení něco přehlédli a nepoškrtali jsme všechno, co jsme podle návodu mohli.</text:span></text:p>
      <text:p text:style-name="P51">Nevíme-li už vůbec, jak by bylo možné pokračovat, můžeme v některém políčku zvolit jednu z možných variant. Snažíme se v tom případě o takový nástřel, který viditelně povede k nějakému množství následných možných kroků. Tento nástřel (jeho místo a zvolenou číslici) si zapamatujeme, abychom v případě, že skončíme v rozporu (neboli vybrali jsme nesprávně), se mohli vrátit a pokračovat druhou nebo další variantou (nití).</text:p>
      <text:p text:style-name="P11"><text:span text:style-name="T29">Technicky si to potřebujeme nějak zajistit: Můžeme např. od okamžiku nástřelu zapisovat nit obyčejnou tužkou a v případě potřeby </text:span><text:span text:style-name="T33">ji </text:span><text:span text:style-name="T29">vygumovat, můžeme si Sudoku před nástřelem okopírovat, nebo můžeme začít zapisovat nalezené číslice nitě zmenšenými číslicemi do vybraného rohu – pak je potřeba nějak odlišit i styl odškrtávání a Sudoku se už samozřejmě stává velice nepřehledná.</text:span></text:p>
      <text:p text:style-name="P32">Takže přeji, ať už nezůstávají žádná Sudoku, která musíte vzdá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7M7S</meta:editing-duration>
    <meta:editing-cycles>41</meta:editing-cycles>
    <meta:generator>LibreOffice/4.0.4.2$Windows_x86 LibreOffice_project/9e9821abd0ffdbc09cd8c52eaa574fa09eb08f2</meta:generator>
    <dc:date>2013-11-19T14:22:06.98</dc:date>
    <meta:document-statistic meta:table-count="0" meta:image-count="0" meta:object-count="0" meta:page-count="5" meta:paragraph-count="79" meta:word-count="2695" meta:character-count="16718" meta:non-whitespace-character-count="14098"/>
    <meta:user-defined meta:name="Info 1"/>
    <meta:user-defined meta:name="Info 2"/>
    <meta:user-defined meta:name="Info 3"/>
    <meta:user-defined meta:name="Info 4"/>
  </office:meta>
</office:document-meta>
</file>